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5-1 Discussion: Project Stakeholder Communications</text:a> </text:h>
      <text:p text:style-name="P1">Michael Surdek posted Aug 25, 2021 8:47 PM</text:p>
      <text:section text:style-name="Sect1" text:name="d2l_1_97_3">
        <text:p text:style-name="P1"><text:bookmark text:name="d2l_1_96_486"/></text:p>
      </text:section>
      <text:section text:style-name="Sect1" text:name="d2l_1_98_289">
        <text:p text:style-name="Text_20_body">Due to the fact that most projects involve a large number of individuals and organizations who have interest in their process and results, it is critical to keep them informed and to hear and acknowledge their feedback. As with many other project elements, thorough planning of this communication effort will help keep the project on track and make it more likely to be viewed as a success in the end. According to this week's MindEdge reading, "every time we discover a purpose for communicating...we make choices about how that message will be delivered." The communications plan is a way to prepare in advance and to make those potential choices. An effective plan will consider factors such as organizational structure, culture, technology, training, and frequency.</text:p>
        <text:p text:style-name="Text_20_body">To implement a plan that ensures project communications are well-managed, I would first create a plan based on specific events and then a plan based individual people who are responsible for any form of communication. These plans can be documented using basic matrices that track key elements such as an event's purpose, audience, frequency, and responsible person or an individual's role, communication item, and special instructions. (YouTube - Project Management: Creating a Communications Plan) If these plans include all of the project's relevant events and individuals, it becomes much easier to make sure that communications are being transmitted in a timely and appropriate fashion.</text:p>
        <text:p text:style-name="Text_20_body">The third activity that I would incorporate into my communications plan would be to implement channels for feedback and response to, from, and among stakeholders. Each communication item should not only include the initial message, but also a feedback mechanism for the receivers and an acknowledgment and consideration process for the team. Planning this process provides benefits for the stakeholders in that they know they will be heard as well as for the project team in that they are more likely to receive professional and constructive feedback. (Youtube - Improving Your Project Management Communication) This activity is easier to overlook than the others, but it is one of the most important to assure that the project can be managed within scope and schedule.</text:p>
        <text:p text:style-name="Text_20_body">References:</text:p>
        <text:p text:style-name="Text_20_body">"Module Five: Project Human Resource, Communications, and Stakeholder Management." 2021. MindEdge Inc. Retrieved from https://snhu.mindedgeonline.com/content.php?cid=87429</text:p>
        <text:p text:style-name="Text_20_body">ProjectManager. (2012, January 12). <text:span text:style-name="Emphasis">Improving Your Project Management Communication</text:span>. YouTube. Retrieved from https://www.youtube.com/watch?v=1RqnvRYfNyQ&amp;t=12s</text:p>
        <text:p text:style-name="Text_20_body">ProjectManager. (2014, April 14). <text:span text:style-name="Emphasis">Project Management: Creating a Communications Plan</text:span>. YouTube. Retrieved from https://www.youtube.com/watch?v=DUE2GqpZbpw&amp;t=30s</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20:48:01.042390400</meta:creation-date>
    <dc:date>2021-08-25T20:48:43.351269803</dc:date>
    <meta:editing-duration>PT42S</meta:editing-duration>
    <meta:editing-cycles>1</meta:editing-cycles>
    <meta:document-statistic meta:table-count="0" meta:image-count="0" meta:object-count="0" meta:page-count="1" meta:paragraph-count="9" meta:word-count="407" meta:character-count="2820" meta:non-whitespace-character-count="2421"/>
    <meta:generator>LibreOffice/6.4.7.2$Linux_X86_64 LibreOffice_project/40$Build-2</meta:generator>
  </office:meta>
</office:document-meta>
</file>